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e1" style:family="table">
      <style:table-properties style:width="6.4924in" fo:margin-left="-0.0785in" fo:margin-top="0in" fo:margin-bottom="0in" table:align="left" style:writing-mode="lr-tb"/>
    </style:style>
    <style:style style:name="Table1.A" style:family="table-column">
      <style:table-column-properties style:column-width="1.2979in"/>
    </style:style>
    <style:style style:name="Table1.B" style:family="table-column">
      <style:table-column-properties style:column-width="1.298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fo:font-size="18pt" style:font-size-asian="18pt" style:font-size-complex="18pt"/>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break-before="page"/>
      <style:text-properties fo:font-weight="bold" style:font-weight-asian="bold"/>
    </style:style>
    <style:style style:name="P6" style:family="paragraph" style:parent-style-name="Standard" style:master-page-name="Standard">
      <style:paragraph-properties style:page-number="auto"/>
    </style:style>
    <style:style style:name="P7" style:family="paragraph" style:parent-style-name="List_20_Paragraph" style:list-style-name="WWNum6"/>
    <style:style style:name="P8" style:family="paragraph" style:parent-style-name="List_20_Paragraph">
      <style:text-properties fo:font-size="12pt" style:font-size-asian="12pt" style:font-size-complex="12pt"/>
    </style:style>
    <style:style style:name="P9" style:family="paragraph" style:parent-style-name="List_20_Paragraph" style:list-style-name="WWNum8"/>
    <style:style style:name="P10" style:family="paragraph" style:parent-style-name="List_20_Paragraph" style:list-style-name="WWNum9"/>
    <style:style style:name="P11" style:family="paragraph" style:parent-style-name="List_20_Paragraph">
      <style:paragraph-properties fo:margin-left="-0.25in" fo:margin-right="0in" fo:text-indent="0in" style:auto-text-indent="false"/>
    </style:style>
    <style:style style:name="T1" style:family="text">
      <style:text-properties fo:font-size="12pt" style:font-size-asian="12pt" style:font-size-complex="12pt"/>
    </style:style>
    <style:style style:name="T2" style:family="text">
      <style:text-properties fo:font-size="12pt" style:font-size-asian="12pt" style:font-size-complex="12pt" fo:background-color="#ffff00"/>
    </style:style>
    <style:style style:name="T3" style:family="text">
      <style:text-properties fo:font-size="12pt" fo:font-weight="bold" style:font-size-asian="12pt" style:font-weight-asian="bold" style:font-size-complex="12pt"/>
    </style:style>
    <style:style style:name="T4" style:family="text">
      <style:text-properties fo:font-size="12pt" fo:font-style="italic" style:font-size-asian="12pt" style:font-style-asian="italic" style:font-size-complex="12pt"/>
    </style:style>
    <style:style style:name="T5" style:family="text">
      <style:text-properties fo:font-weight="bold" style:font-weight-asian="bold"/>
    </style:style>
    <style:style style:name="T6" style:family="text">
      <style:text-properties style:text-position="super 58%"/>
    </style:style>
    <style:style style:name="T7" style:family="text">
      <style:text-properties style:text-position="super 58%" fo:font-size="12pt" style:font-size-asian="12pt" style:font-size-complex="12pt"/>
    </style:style>
    <style:style style:name="T8" style:family="text">
      <style:text-properties fo:font-size="16pt" fo:font-weight="bold" style:font-size-asian="16pt" style:font-weight-asian="bold" style:font-size-complex="16pt"/>
    </style:style>
    <style:style style:name="T9"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mp 496 ALG<text:tab/><text:tab/>Project #2 <text:s text:c="2"/>(30 pts)<text:tab/><text:tab/> <text:s text:c="6"/>Spring 2017</text:span></text:p>
      <text:p text:style-name="Standard"><text:span text:style-name="T1">Due: <text:s/>Thursday April 6</text:span></text:p>
      <text:p text:style-name="Standard"><text:span text:style-name="T5">GENERAL DIRECTIONS:</text:span> <text:span text:style-name="T1">You can form a </text:span><text:span text:style-name="T3">team of two</text:span><text:span text:style-name="T1"> to do this project or you can do it as an individual. You need to inform the instructor during class on March 9 who your team members will be. <text:s/>In this project you will create three Java classes to solve the job scheduling problem described below. Your source code must be in one file, called JobScheduler.java . <text:s text:c="2"/>Your Java classes and class methods must match the specifications in the classes in the template below <text:s/>. In particular, all specified methods must have the same signatures as specified. Otherwise my test program will not work. <text:s/>You may add any extra private methods needed. <text:s/>Neatness counts and so does indented code that is easy to read with helpful variable names and no wrap around lines in your printed code.</text:span></text:p>
      <text:p text:style-name="Standard"><text:span text:style-name="T3">Description of the job scheduling problem:</text:span><text:span text:style-name="T1"> <text:s/>You are given n jobs, each with a job number, a length (i.e., time needed to complete) , a deadline, <text:s/>and a profit. Your problem is to schedule </text:span><text:span text:style-name="T3">all </text:span><text:span text:style-name="T1">the jobs on a single machine so as to maximize the total profit. <text:s/>The machine can handle only one job at a time. A job can be scheduled to start at any time from time = 0 on. Once started, it stays on the machine until completed. If it completes on or before its deadline, the job earns its profit; otherwise the job has profit 0. The problem is to find a schedule that maximizes the sum of the job profits earned. <text:s/>All inputs are positive integers.</text:span></text:p>
      <text:p text:style-name="Standard"><text:span text:style-name="T1">Example </text:span><text:span text:style-name="T3">Input:</text:span><text:span text:style-name="T1"> <text:s/>n = 4 jobs. <text:s/>The input to your program will be 3 arrays, corresponding to length, deadline and profit for each job. <text:s/></text:span><text:span text:style-name="T2">Jobs are numbered from 0 to n-1 by index.</text:span></text:p>
      <table:table table:name="Table1" table:style-name="Table1">
        <table:table-column table:style-name="Table1.A"/>
        <table:table-column table:style-name="Table1.B" table:number-columns-repeated="4"/>
        <table:table-row table:style-name="Table1.1">
          <table:table-cell table:style-name="Table1.A1" office:value-type="string">
            <text:p text:style-name="P4"><text:span text:style-name="T1">Job#</text:span></text:p>
          </table:table-cell>
          <table:table-cell table:style-name="Table1.A1" office:value-type="string">
            <text:p text:style-name="P4"><text:span text:style-name="T1">0</text:span></text:p>
          </table:table-cell>
          <table:table-cell table:style-name="Table1.A1" office:value-type="string">
            <text:p text:style-name="P4"><text:span text:style-name="T1">1</text:span></text:p>
          </table:table-cell>
          <table:table-cell table:style-name="Table1.A1" office:value-type="string">
            <text:p text:style-name="P4"><text:span text:style-name="T1">2</text:span></text:p>
          </table:table-cell>
          <table:table-cell table:style-name="Table1.A1" office:value-type="string">
            <text:p text:style-name="P4"><text:span text:style-name="T1">3</text:span></text:p>
          </table:table-cell>
        </table:table-row>
        <table:table-row table:style-name="Table1.1">
          <table:table-cell table:style-name="Table1.A1" office:value-type="string">
            <text:p text:style-name="P4"><text:span text:style-name="T1">length</text:span></text:p>
          </table:table-cell>
          <table:table-cell table:style-name="Table1.A1" office:value-type="string">
            <text:p text:style-name="P4"><text:span text:style-name="T1">7</text:span></text:p>
          </table:table-cell>
          <table:table-cell table:style-name="Table1.A1" office:value-type="string">
            <text:p text:style-name="P4"><text:span text:style-name="T1">4</text:span></text:p>
          </table:table-cell>
          <table:table-cell table:style-name="Table1.A1" office:value-type="string">
            <text:p text:style-name="P4"><text:span text:style-name="T1">2</text:span></text:p>
          </table:table-cell>
          <table:table-cell table:style-name="Table1.A1" office:value-type="string">
            <text:p text:style-name="P4"><text:span text:style-name="T1">5</text:span></text:p>
          </table:table-cell>
        </table:table-row>
        <table:table-row table:style-name="Table1.1">
          <table:table-cell table:style-name="Table1.A1" office:value-type="string">
            <text:p text:style-name="P4"><text:span text:style-name="T1">deadline</text:span></text:p>
          </table:table-cell>
          <table:table-cell table:style-name="Table1.A1" office:value-type="string">
            <text:p text:style-name="P4"><text:span text:style-name="T1">7</text:span></text:p>
          </table:table-cell>
          <table:table-cell table:style-name="Table1.A1" office:value-type="string">
            <text:p text:style-name="P4"><text:span text:style-name="T1">16</text:span></text:p>
          </table:table-cell>
          <table:table-cell table:style-name="Table1.A1" office:value-type="string">
            <text:p text:style-name="P4"><text:span text:style-name="T1">8</text:span></text:p>
          </table:table-cell>
          <table:table-cell table:style-name="Table1.A1" office:value-type="string">
            <text:p text:style-name="P4"><text:span text:style-name="T1">10</text:span></text:p>
          </table:table-cell>
        </table:table-row>
        <table:table-row table:style-name="Table1.1">
          <table:table-cell table:style-name="Table1.A1" office:value-type="string">
            <text:p text:style-name="P4"><text:span text:style-name="T1">profit</text:span></text:p>
          </table:table-cell>
          <table:table-cell table:style-name="Table1.A1" office:value-type="string">
            <text:p text:style-name="P4"><text:span text:style-name="T1">10</text:span></text:p>
          </table:table-cell>
          <table:table-cell table:style-name="Table1.A1" office:value-type="string">
            <text:p text:style-name="P4"><text:span text:style-name="T1">9</text:span></text:p>
          </table:table-cell>
          <table:table-cell table:style-name="Table1.A1" office:value-type="string">
            <text:p text:style-name="P4"><text:span text:style-name="T1">14</text:span></text:p>
          </table:table-cell>
          <table:table-cell table:style-name="Table1.A1" office:value-type="string">
            <text:p text:style-name="P4"><text:span text:style-name="T1">13</text:span></text:p>
          </table:table-cell>
        </table:table-row>
      </table:table>
      <text:p text:style-name="P3"/>
      <text:p text:style-name="P2"><text:span text:style-name="T3">Typical Schedule Output:</text:span><text:span text:style-name="T1"> <text:s/>Using Job printout notation: <text:s text:c="2"/></text:span></text:p>
      <text:p text:style-name="P2"><text:span text:style-name="T1">job#: ( length, deadline, profit, start, finish) . Your program fills in the start and end time for each job. <text:s text:c="2"/></text:span></text:p>
      <text:p text:style-name="P2">Schedule Profit = 36</text:p>
      <text:p text:style-name="P2">#3:(5,10,13,0,5)</text:p>
      <text:p text:style-name="P2">#2:(2,8,14,5,7)</text:p>
      <text:p text:style-name="P2">#1:(4,16,9,7,11)</text:p>
      <text:p text:style-name="P2">#0:(7,7,10,11,18) <text:s text:c="2"/>&lt;- no profit. Why?</text:p>
      <text:p text:style-name="Standard"><text:soft-page-break/></text:p>
      <text:p text:style-name="P5"/>
      <text:list xml:id="list108382529526493245" text:style-name="WWNum6">
        <text:list-item>
          <text:p text:style-name="P7"><text:span text:style-name="T3">Construct the Job and the Schedule classes</text:span><text:span text:style-name="T1">, using the template below. You must use the exact signatures for all methods and exact names for all fields. You need to write all of the code that is missing. <text:s/>Do not change the code that is there. <text:s/>These are the basic data structures you will be using in the program. They are required. <text:s/>Test these classes.</text:span></text:p>
        </text:list-item>
      </text:list>
      <text:p text:style-name="P8"/>
      <text:list xml:id="list100340039604883" text:continue-numbering="true" text:style-name="WWNum6">
        <text:list-item>
          <text:p text:style-name="P7"><text:span text:style-name="T3">Construct the JobScheduler class </text:span><text:span text:style-name="T1">, using the template below. You must use the exact signatures for all methods and exact names for all fields. You need to write all of the code that is missing. <text:s/>Do not change the code that is there. <text:s/></text:span></text:p>
        </text:list-item>
      </text:list>
      <text:p text:style-name="P8"/>
      <text:list xml:id="list100341045213832" text:continue-numbering="true" text:style-name="WWNum6">
        <text:list-item>
          <text:list>
            <text:list-item>
              <text:p text:style-name="P7"><text:span text:style-name="T1">EDF method: sort items by deadline from small to large. Schedule next job <text:s/>in deadline order, unless the job will finish after its deadline. In this latter case put the job at the end of the schedule since it won’t matter how late it is done. Its profit contribution will be 0.</text:span></text:p>
            </text:list-item>
            <text:list-item>
              <text:p text:style-name="P7"><text:span text:style-name="T1">Similar method on SJF and HPF <text:s/>greedy solutions.</text:span></text:p>
            </text:list-item>
          </text:list>
        </text:list-item>
      </text:list>
      <text:p text:style-name="P8"/>
      <text:list xml:id="list100341323948633" text:continue-numbering="true" text:style-name="WWNum6">
        <text:list-item>
          <text:p text:style-name="P7"><text:span text:style-name="T1">Test all of the methods in the JobScheduler class on sample input on page 1. <text:s/>Find the optimal schedule using brute force method: the earliest deadline first (EDF) <text:s/>method; the shortest job first(SJF) method; the highest profit first (HPF) method. Note that the EDF, SJF and HPF are only approximate solutions. They may sometimes produce an optimal schedule and sometimes not. </text:span></text:p>
        </text:list-item>
      </text:list>
      <text:p text:style-name="P8"/>
      <text:list xml:id="list100341984596375" text:continue-numbering="true" text:style-name="WWNum6">
        <text:list-item>
          <text:p text:style-name="P7"><text:span text:style-name="T1">Continue to test your program on LOTS of random example inputs. <text:s/>Vary n between 2 and 11 and randomly vary the inputs. How do the profits given by the EDF, SJF and HPF <text:s/>compare with the profit given by the optimal solution? <text:s/></text:span></text:p>
        </text:list-item>
      </text:list>
      <text:p text:style-name="P8"/>
      <text:p text:style-name="P8"/>
      <text:list xml:id="list100341531507839" text:continue-numbering="true" text:style-name="WWNum6">
        <text:list-item>
          <text:p text:style-name="P7"><text:span text:style-name="T1">Create a new approximate solution to the Job Scheduling problem. <text:s/>this approximate soluiton should run in <text:s/>O(n</text:span><text:span text:style-name="T7">3</text:span><text:span text:style-name="T1">) or better. <text:s/>Its signature should be </text:span><text:span text:style-name="T4"><text:s/>Schedule <text:s/>newApproxSolution()</text:span><text:span text:style-name="T1"> . <text:s/>How good is your new solution as compared with the known optimal solution for n &lt;=11. <text:s/>Part of the grade on your newApproxSolution will be how well it performs for large n.</text:span></text:p>
        </text:list-item>
      </text:list>
      <text:p text:style-name="P8"/>
      <text:p text:style-name="P8"/>
      <text:p text:style-name="P8"><text:soft-page-break/></text:p>
      <text:p text:style-name="Standard"/>
      <text:p text:style-name="Standard"><text:span text:style-name="T8">Turn in:</text:span> ( Submit one report per team)</text:p>
      <text:list xml:id="list6106281799928190470" text:style-name="WWNum8">
        <text:list-item>
          <text:p text:style-name="P9">Report with <text:s text:c="2"/></text:p>
        </text:list-item>
      </text:list>
      <text:list xml:id="list548683436700869531" text:style-name="WWNum9">
        <text:list-item>
          <text:list>
            <text:list-item>
              <text:p text:style-name="P10">Cover Page with Project #, course, date and names of team members; </text:p>
            </text:list-item>
            <text:list-item>
              <text:p text:style-name="P10">JobScheduler.java source code with a main program that tests your program using the Instructor’s Test Cases. These test cases will be posted by March 28.</text:p>
            </text:list-item>
            <text:list-item>
              <text:p text:style-name="P10">Your program’s runtime results of the Instructor’s Test Cases from March 28.(labeled neatly)</text:p>
            </text:list-item>
            <text:list-item>
              <text:p text:style-name="P10">A 2-3 <text:s text:c="2"/>page typewritten discussion the effectiveness and efficiency (Runtime analysis and space analysis of the brute force, EDF method, SJF method and the HPF method; and a discussion of the efficiency and effectiveness of your newApproxSolution(). Back up the discussion with numbers you got from running your code.</text:p>
            </text:list-item>
            <text:list-item>
              <text:p text:style-name="P10">Due: Thursday April 6 <text:s/>in class</text:p>
            </text:list-item>
          </text:list>
        </text:list-item>
      </text:list>
      <text:p text:style-name="P11"/>
      <text:list xml:id="list100339985500935" text:continue-list="list6106281799928190470" text:style-name="WWNum8">
        <text:list-item>
          <text:p text:style-name="P9">Electronic Copy: Submit one electronic copy per team. <text:s/><text:span text:style-name="T5">Upload</text:span> a single source file called JobScheduler.java to Moodle. The file MUST not be a package nor a zip file. Your source file MUST contain your name, your team mate’s name ( if applicable) date and Project# as a comment. (Due Thursday April 6 <text:s/>at 8:00 am)</text:p>
        </text:list-item>
      </text:list>
      <text:p text:style-name="Standard"/>
      <text:p text:style-name="P1"/>
      <text:p text:style-name="Standard"><text:span text:style-name="T9">Template for the JobScheduler, Job and Schedule classes</text:span></text:p>
      <text:p text:style-name="P2">public class JobScheduler<text:line-break/>{<text:line-break/> <text:s text:c="2"/>private int nJobs;<text:line-break/> <text:s text:c="2"/>private Job[] <text:s/>jobs; <text:s text:c="2"/><text:line-break/> <text:s text:c="2"/><text:line-break/> <text:s text:c="2"/>public JobScheduler( int[] joblength, int[] deadline, int[] profit)<text:line-break/> <text:s text:c="2"/>{<text:line-break/> <text:s text:c="5"/>//Set nJobs</text:p>
      <text:p text:style-name="P2"><text:s text:c="6"/>//Fill jobs array. The kth job entered has JobNo = k;<text:line-break/> <text:s text:c="2"/>}<text:line-break/> <text:s text:c="2"/><text:line-break/><text:soft-page-break/> <text:s text:c="2"/>public void printJobs() <text:s/>//prints the array jobs<text:line-break/> <text:s text:c="2"/>{ <text:s/>}<text:line-break/> <text:s text:c="6"/><text:line-break/> <text:s text:c="2"/>//Brute force. Try all n! orderings. Return the schedule with the most profit<text:line-break/> <text:s text:c="2"/>public Schedule bruteForceSolution()<text:line-break/> <text:s text:c="2"/>{ <text:s text:c="2"/>}<text:line-break/><text:line-break/> <text:s/><text:line-break/> <text:s text:c="2"/>public Schedule makeScheduleEDF() <text:s/></text:p>
      <text:p text:style-name="P2"><text:s text:c="3"/>//earliest deadline first schedule. Schedule items contributing 0 to total profit last<text:line-break/> <text:s text:c="2"/>{ <text:s/>}<text:line-break/><text:line-break/> <text:s text:c="2"/>public Schedule makeScheduleSJF() </text:p>
      <text:p text:style-name="P2"><text:s/>//shortest job first schedule. Schedule items contributing 0 to total profit last<text:line-break/> <text:s text:c="2"/>{ <text:s/>}</text:p>
      <text:p text:style-name="P2"/>
      <text:p text:style-name="P2"><text:s text:c="3"/>public Schedule makeScheduleHPF() <text:s/></text:p>
      <text:p text:style-name="P2"><text:s text:c="2"/>//highest profit first schedule. Schedule items contributing 0 to total profit <text:bookmark text:name="_GoBack"/>last<text:line-break/> <text:s text:c="2"/>{ <text:s/>}<text:line-break/><text:line-break/></text:p>
      <text:p text:style-name="P2"><text:s text:c="2"/>public Schedule newApproxSchedule() //Your own creation. Must be &lt;= O(n<text:span text:style-name="T6">3</text:span>)</text:p>
      <text:p text:style-name="P2"><text:s/>{ <text:s/>}<text:line-break/><text:line-break/>}//end of JobScheduler class<text:line-break/></text:p>
      <text:p text:style-name="Standard">//---------------------------Include Job and Schedule classes in JobScheduler. java-----------------------------<text:line-break/>class Job<text:line-break/>{</text:p>
      <text:p text:style-name="Standard"><text:s text:c="3"/>int jobNumber;<text:line-break/> <text:s text:c="2"/>int length;<text:line-break/> <text:s text:c="2"/>int deadline;<text:line-break/> <text:s text:c="2"/>int profit;<text:line-break/> <text:s text:c="2"/>int start;<text:line-break/> <text:s text:c="2"/>int finish; <text:s text:c="2"/><text:line-break/> <text:s text:c="2"/><text:line-break/> <text:s text:c="3"/><text:line-break/> <text:s text:c="2"/>public Job( int jn , int len, int d, int p)<text:line-break/> <text:s text:c="2"/>{<text:line-break/> <text:s text:c="5"/>jobNumber = jn; length = len; deadline = d;<text:line-break/> <text:s text:c="5"/>profit = p; <text:s/>start = -1; <text:s/>finish = -1;<text:line-break/> <text:s text:c="2"/>}<text:line-break/><text:soft-page-break/> <text:s text:c="3"/><text:line-break/> <text:s text:c="5"/><text:line-break/> <text:s text:c="2"/>public String toString()<text:line-break/> <text:s text:c="2"/>{<text:line-break/> <text:s text:c="5"/>return "#" + jobNumber + ":(" + length + "," <text:line-break/> <text:s text:c="14"/>+ deadline + "," + profit + <text:line-break/> <text:s text:c="14"/>"," + start + "," + finish + ")";<text:line-break/> <text:s text:c="2"/>}<text:line-break/><text:line-break/>}//end of Job class<text:line-break/></text:p>
      <text:p text:style-name="Standard"/>
      <text:p text:style-name="Standard"/>
      <text:p text:style-name="Standard">// ----------------------------------------------------<text:line-break/>class Schedule<text:line-break/>{<text:line-break/> <text:s text:c="2"/>ArrayList&lt;Job&gt; schedule;<text:line-break/> <text:s text:c="2"/>int profit;<text:line-break/> <text:s text:c="3"/><text:line-break/> <text:s text:c="2"/>public Schedule()<text:line-break/> <text:s text:c="2"/>{<text:line-break/> <text:s text:c="5"/>profit = 0;<text:line-break/> <text:s text:c="5"/>schedule = new ArrayList&lt;Job&gt;();<text:line-break/> <text:s text:c="2"/>}<text:line-break/> <text:s text:c="2"/><text:line-break/> <text:s text:c="2"/>public void add(NPJob job)<text:line-break/> <text:s text:c="2"/>{ <text:s/>}<text:line-break/> <text:s text:c="4"/><text:line-break/> <text:s/><text:line-break/> <text:s text:c="2"/>public int getProfit()<text:line-break/> <text:s text:c="2"/>{ <text:s text:c="3"/>}<text:line-break/> <text:s text:c="6"/><text:line-break/> <text:s text:c="2"/>public String toString()<text:line-break/> <text:s text:c="2"/>{<text:line-break/> <text:s text:c="5"/>String s = "Schedule Profit = " + profit ;<text:line-break/> <text:s text:c="5"/>for(int k = 0 ; k &lt; schedule.size(); k++)<text:line-break/> <text:s text:c="5"/>{<text:line-break/> <text:s text:c="8"/>s = s + "\n" <text:s/>+ schedule.get(k);<text:line-break/> <text:s text:c="9"/><text:line-break/> <text:s text:c="5"/>}<text:line-break/> <text:s text:c="9"/><text:line-break/> <text:s text:c="5"/>return s;<text:line-break/><text:soft-page-break/> <text:s text:c="2"/>} <text:s text:c="4"/><text:line-break/>}// end of Schedule class<text:line-break/> <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wartz, Diane L</meta:initial-creator>
    <dc:creator>Schwartz, Diane L</dc:creator>
    <meta:editing-cycles>25</meta:editing-cycles>
    <meta:print-date>2017-03-07T22:31:00</meta:print-date>
    <meta:creation-date>2017-03-04T21:52:00</meta:creation-date>
    <dc:date>2017-03-07T22:47:00</dc:date>
    <meta:editing-duration>PT3H5M</meta:editing-duration>
    <meta:generator>LibreOffice/5.2.2.2$Linux_X86_64 LibreOffice_project/20m0$Build-2</meta:generator>
    <meta:document-statistic meta:table-count="1" meta:image-count="0" meta:object-count="0" meta:page-count="7" meta:paragraph-count="59" meta:word-count="1171" meta:character-count="7081" meta:non-whitespace-character-count="5541"/>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